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5cm" fo:min-width="7.357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4.218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0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1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2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5.15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4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5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6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7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8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0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1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2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3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4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name="Start-End 1" draw:style-name="gr1" draw:text-style-name="P2" xml:id="id2" draw:id="id2" draw:layer="layout" svg:width="3cm" svg:height="1cm" svg:x="8.75cm" svg:y="7cm">
          <text:p text:style-name="P1"><text:span text:style-name="T1">main.f90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Process 1" draw:style-name="gr2" draw:text-style-name="P2" xml:id="id1" draw:id="id1" draw:layer="layout" svg:width="3cm" svg:height="2cm" svg:x="5.5cm" svg:y="2.75cm">
          <text:p text:style-name="P1"><text:span text:style-name="T1">parameters.f9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2" draw:style-name="gr3" draw:text-style-name="P2" xml:id="id3" draw:id="id3" draw:layer="layout" svg:width="3cm" svg:height="2cm" svg:x="12cm" svg:y="2.75cm">
          <text:p text:style-name="P1"><text:span text:style-name="T1">arrays.f9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3" draw:style-name="gr4" draw:text-style-name="P2" xml:id="id10" draw:id="id10" draw:layer="layout" svg:width="3cm" svg:height="2cm" svg:x="9.5cm" svg:y="16.75cm">
          <text:p text:style-name="P1"><text:span text:style-name="T1">dynamics.f9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4" draw:style-name="gr5" draw:text-style-name="P2" xml:id="id7" draw:id="id7" draw:layer="layout" svg:width="7.857cm" svg:height="1.75cm" svg:x="0.393cm" svg:y="11.75cm">
          <text:p text:style-name="P1"><text:span text:style-name="T1">local_update_algorithms.f9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5" draw:style-name="gr6" draw:text-style-name="P2" xml:id="id6" draw:id="id6" draw:layer="layout" svg:width="4.718cm" svg:height="2cm" svg:x="14.532cm" svg:y="13.25cm">
          <text:p text:style-name="P1"><text:span text:style-name="T1">matrix_operations.f9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6" draw:style-name="gr7" draw:text-style-name="P2" xml:id="id9" draw:id="id9" draw:layer="layout" svg:width="3cm" svg:height="2cm" svg:x="16cm" svg:y="16.75cm">
          <text:p text:style-name="P1"><text:span text:style-name="T1">Starts.f9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7" draw:style-name="gr8" draw:text-style-name="P2" xml:id="id4" draw:id="id4" draw:layer="layout" svg:width="3cm" svg:height="2cm" svg:x="1.25cm" svg:y="6.5cm">
          <text:p text:style-name="P1"><text:span text:style-name="T1">Pbc.f9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-Standard 1" draw:style-name="gr9" draw:text-style-name="P3" draw:layer="layout" svg:x1="7cm" svg:y1="4.75cm" svg:x2="8.75cm" svg:y2="7.5cm" draw:start-shape="id1" draw:start-glue-point="6" draw:end-shape="id2" draw:end-glue-point="5" svg:d="M7000 4750v2750h1750" svg:viewBox="0 0 1751 2751">
          <text:p/>
        </draw:connector>
        <draw:connector draw:name="Connector-Standard 2" draw:style-name="gr10" draw:text-style-name="P3" draw:layer="layout" svg:x1="13.5cm" svg:y1="4.75cm" svg:x2="11.75cm" svg:y2="7.5cm" draw:start-shape="id3" draw:start-glue-point="6" draw:end-shape="id2" draw:end-glue-point="7" svg:d="M13500 4750v2750h-1750" svg:viewBox="0 0 1751 2751">
          <text:p/>
        </draw:connector>
        <draw:connector draw:name="Connector 1" draw:style-name="gr11" draw:text-style-name="P3" draw:layer="layout" svg:x1="4.25cm" svg:y1="7.5cm" svg:x2="8.75cm" svg:y2="7.5cm" draw:start-shape="id4" draw:start-glue-point="7" draw:end-shape="id2" draw:end-glue-point="5" svg:d="M4250 7500h4500" svg:viewBox="0 0 4501 1">
          <text:p/>
        </draw:connector>
        <draw:custom-shape draw:name="Process 8" draw:style-name="gr12" draw:text-style-name="P2" xml:id="id5" draw:id="id5" draw:layer="layout" svg:width="5.656cm" svg:height="2cm" svg:x="14cm" svg:y="8.5cm">
          <text:p text:style-name="P1"><text:span text:style-name="T1">data_types_observables.f9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-Standard 3" draw:style-name="gr13" draw:text-style-name="P3" draw:layer="layout" svg:x1="14cm" svg:y1="9.5cm" svg:x2="10.25cm" svg:y2="8cm" draw:start-shape="id5" draw:start-glue-point="5" draw:end-shape="id2" draw:end-glue-point="6" svg:d="M14000 9500h-3750v-1500" svg:viewBox="0 0 3751 1501">
          <text:p/>
        </draw:connector>
        <draw:connector draw:name="Connector-Standard 4" draw:style-name="gr14" draw:text-style-name="P3" draw:layer="layout" svg:x1="19.656cm" svg:y1="9.5cm" svg:x2="19.25cm" svg:y2="14.25cm" draw:start-shape="id5" draw:start-glue-point="7" draw:end-shape="id6" draw:end-glue-point="7" svg:d="M19656 9500h266v4750h-672" svg:viewBox="0 0 673 4751">
          <text:p/>
        </draw:connector>
        <draw:connector draw:name="Connector 2" draw:style-name="gr15" draw:text-style-name="P3" draw:layer="layout" svg:x1="2.75cm" svg:y1="8.5cm" svg:x2="4.321cm" svg:y2="11.75cm" draw:start-shape="id4" draw:start-glue-point="6" draw:end-shape="id7" svg:d="M2750 8500v1626h1571v1624" svg:viewBox="0 0 1572 3251">
          <text:p/>
        </draw:connector>
        <draw:connector draw:name="Connector-Standard 5" draw:style-name="gr16" draw:text-style-name="P3" draw:layer="layout" svg:x1="16.828cm" svg:y1="10.5cm" svg:x2="8.25cm" svg:y2="12.625cm" draw:start-shape="id5" draw:start-glue-point="6" draw:end-shape="id7" draw:end-glue-point="7" svg:d="M16828 10500v2125h-8578" svg:viewBox="0 0 8579 2126">
          <text:p/>
        </draw:connector>
        <draw:connector draw:name="Connector 3" draw:style-name="gr17" draw:text-style-name="P3" draw:layer="layout" svg:x1="14.532cm" svg:y1="14.25cm" svg:x2="8.25cm" svg:y2="12.625cm" draw:start-shape="id6" draw:start-glue-point="5" draw:end-shape="id7" draw:end-glue-point="7" svg:d="M14532 14250h-3141v-1625h-3141" svg:viewBox="0 0 6283 1626">
          <text:p/>
        </draw:connector>
        <draw:custom-shape draw:name="Process 9" draw:style-name="gr18" draw:text-style-name="P2" xml:id="id8" draw:id="id8" draw:layer="layout" svg:width="3cm" svg:height="2cm" svg:x="3cm" svg:y="17cm">
          <text:p text:style-name="P1"><text:span text:style-name="T1">get_index.f9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-Standard 6" draw:style-name="gr19" draw:text-style-name="P3" draw:layer="layout" svg:x1="4.5cm" svg:y1="17cm" svg:x2="4.322cm" svg:y2="13.5cm" draw:start-shape="id8" draw:start-glue-point="4" draw:end-shape="id7" draw:end-glue-point="6" svg:d="M4500 17000v-1749h-178v-1751" svg:viewBox="0 0 179 3501">
          <text:p/>
        </draw:connector>
        <draw:connector draw:name="Connector-Standard 7" draw:style-name="gr20" draw:text-style-name="P3" draw:layer="layout" svg:x1="16cm" svg:y1="17.75cm" svg:x2="12.5cm" svg:y2="17.75cm" draw:start-shape="id9" draw:start-glue-point="5" draw:end-shape="id10" draw:end-glue-point="7" svg:d="M16000 17750h-3500" svg:viewBox="0 0 3501 1">
          <text:p/>
        </draw:connector>
        <draw:connector draw:name="Connector 4" draw:style-name="gr21" draw:text-style-name="P3" draw:layer="layout" svg:x1="11cm" svg:y1="16.75cm" svg:x2="10.25cm" svg:y2="8cm" draw:start-shape="id10" draw:start-glue-point="4" draw:end-shape="id2" draw:end-glue-point="6" svg:d="M11000 16750v-4374h-750v-4376" svg:viewBox="0 0 751 8751">
          <text:p/>
        </draw:connector>
        <draw:connector draw:name="Connector-Standard 8" draw:style-name="gr22" draw:text-style-name="P3" draw:layer="layout" draw:line-skew="-2.376cm" svg:x1="16.828cm" svg:y1="10.5cm" svg:x2="11cm" svg:y2="16.75cm" draw:start-shape="id5" draw:start-glue-point="6" draw:end-shape="id10" draw:end-glue-point="4" svg:d="M16828 10500v750h-5828v5500" svg:viewBox="0 0 5829 6251">
          <text:p/>
        </draw:connector>
        <draw:connector draw:name="Connector-Standard 9" draw:style-name="gr23" draw:text-style-name="P3" draw:layer="layout" svg:x1="8.25cm" svg:y1="12.625cm" svg:x2="9.5cm" svg:y2="17.75cm" draw:start-shape="id7" draw:start-glue-point="7" draw:end-shape="id10" draw:end-glue-point="5" svg:d="M8250 12625h625v5125h625" svg:viewBox="0 0 1251 5126">
          <text:p/>
        </draw:connector>
        <draw:connector draw:name="Connector-Standard 10" draw:style-name="gr24" draw:text-style-name="P3" draw:layer="layout" draw:line-skew="-2.81cm" svg:x1="4.233cm" svg:y1="10.134cm" svg:x2="11cm" svg:y2="16.75cm" draw:end-shape="id10" draw:end-glue-point="4" svg:d="M4233 10134v366h6767v6250" svg:viewBox="0 0 6768 661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2T13:50:58.847206412</meta:creation-date>
    <dc:date>2024-03-12T15:32:44.626678405</dc:date>
    <meta:editing-duration>PT4S</meta:editing-duration>
    <meta:editing-cycles>1</meta:editing-cycles>
    <meta:document-statistic meta:object-count="24"/>
    <meta:generator>LibreOffice/7.3.7.2$Linux_X86_64 LibreOffice_project/30$Build-2</meta:generator>
  </office:meta>
</office:document-meta>
</file>